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T Sans" svg:font-family="'PT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T Sans1" svg:font-family="'PT San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7292in"/>
    </style:style>
    <style:style style:name="Table1.B" style:family="table-column">
      <style:table-column-properties style:column-width="2.4479in"/>
    </style:style>
    <style:style style:name="Table1.C" style:family="table-column">
      <style:table-column-properties style:column-width="1.32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3056in" fo:keep-together="auto"/>
    </style:style>
    <style:style style:name="P1" style:family="paragraph" style:parent-style-name="Standard">
      <style:paragraph-properties fo:text-align="justify" style:justify-single-word="false"/>
    </style:style>
    <style:style style:name="P2" style:family="paragraph" style:parent-style-name="Standard">
      <style:text-properties style:font-name="PT Sans" fo:font-size="12pt" style:font-name-asian="PT Sans1" style:font-size-asian="12pt" style:font-name-complex="PT Sans1" style:font-size-complex="12pt"/>
    </style:style>
    <style:style style:name="P3" style:family="paragraph" style:parent-style-name="Standard">
      <style:paragraph-properties fo:text-align="justify" style:justify-single-word="false"/>
      <style:text-properties style:font-name="PT Sans" fo:font-size="12pt" style:font-name-asian="PT Sans1" style:font-size-asian="12pt" style:font-name-complex="PT Sans1" style:font-size-complex="12pt"/>
    </style:style>
    <style:style style:name="P4" style:family="paragraph" style:parent-style-name="Standard">
      <style:paragraph-properties fo:line-height="100%" fo:orphans="0" fo:widows="0"/>
      <style:text-properties style:font-name="PT Sans" fo:font-size="12pt" style:font-name-asian="PT Sans1" style:font-size-asian="12pt" style:font-name-complex="PT Sans1" style:font-size-complex="12pt"/>
    </style:style>
    <style:style style:name="P5" style:family="paragraph" style:parent-style-name="Standard">
      <style:paragraph-properties fo:text-align="start" style:justify-single-word="false"/>
      <style:text-properties style:font-name="PT Sans" style:font-name-asian="PT Sans1" style:font-name-complex="PT Sans1"/>
    </style:style>
    <style:style style:name="P6" style:family="paragraph" style:parent-style-name="Standard">
      <style:paragraph-properties fo:text-align="center" style:justify-single-word="false"/>
      <style:text-properties style:font-name="PT Sans" fo:font-size="14pt" fo:font-weight="bold" style:font-name-asian="PT Sans1" style:font-size-asian="14pt" style:font-weight-asian="bold" style:font-name-complex="PT Sans1"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PT Sans" fo:font-size="12pt" style:font-name-asian="PT Sans1" style:font-size-asian="12pt" style:font-name-complex="PT Sans1" style:font-size-complex="12pt"/>
    </style:style>
    <style:style style:name="P12" style:family="paragraph" style:parent-style-name="Standard" style:master-page-name="First_20_Page">
      <style:paragraph-properties fo:text-align="justify" style:justify-single-word="false" style:page-number="1"/>
    </style:style>
    <style:style style:name="P13" style:family="paragraph">
      <loext:graphic-properties draw:fill="solid" draw:fill-color="#a0a0a0"/>
      <style:paragraph-properties fo:text-align="center"/>
    </style:style>
    <style:style style:name="T1" style:family="text">
      <style:text-properties style:font-name="PT Sans" fo:font-size="12pt" style:font-name-asian="PT Sans1" style:font-size-asian="12pt" style:font-name-complex="PT Sans1" style:font-size-complex="12pt"/>
    </style:style>
    <style:style style:name="T2" style:family="text">
      <style:text-properties style:font-name="PT Sans" fo:font-size="12pt" style:text-underline-style="solid" style:text-underline-width="auto" style:text-underline-color="font-color" style:font-name-asian="PT Sans1" style:font-size-asian="12pt" style:font-name-complex="PT Sans1" style:font-size-complex="12pt"/>
    </style:style>
    <style:style style:name="T3" style:family="text">
      <style:text-properties style:font-name="PT Sans" fo:font-size="12pt" fo:font-weight="bold" style:font-name-asian="PT Sans1" style:font-size-asian="12pt" style:font-weight-asian="bold" style:font-name-complex="PT Sans1" style:font-size-complex="12pt"/>
    </style:style>
    <style:style style:name="T4" style:family="text">
      <style:text-properties style:font-name="PT Sans" fo:font-size="12pt" fo:font-style="italic" style:font-name-asian="PT Sans1" style:font-size-asian="12pt" style:font-style-asian="italic" style:font-name-complex="PT Sans1" style:font-size-complex="12pt"/>
    </style:style>
    <style:style style:name="T5" style:family="text">
      <style:text-properties style:font-name="PT Sans" fo:font-size="8pt" style:font-name-asian="PT Sans1" style:font-size-asian="8pt" style:font-name-complex="PT Sans1" style:font-size-complex="8pt"/>
    </style:style>
    <style:style style:name="T6" style:family="text">
      <style:text-properties style:font-name="PT Sans" fo:font-size="14pt" fo:font-weight="bold" style:font-name-asian="PT Sans1" style:font-size-asian="14pt" style:font-weight-asian="bold" style:font-name-complex="PT Sans1" style:font-size-complex="14pt"/>
    </style:style>
    <style:style style:name="T7" style:family="text">
      <style:text-properties fo:color="#999999" fo:font-size="10pt" fo:font-style="italic" style:font-size-asian="10pt" style:font-style-asian="italic"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 the undersigned, fully permit </text:span><text:span text:style-name="T2">NAME_AND/OR_ORGANIZATION_OF_CONTENT_PRODUCER</text:span><text:span text:style-name="T1"> (henceforth “the Content Producer”) and their employees, agents, licensees, affiliates, subsidiaries, successors and assigns, to make use of my appearance in the project currently named as </text:span><text:span text:style-name="T2">NAME_OF_PROJECT</text:span><text:span text:style-name="T1"> and its future derivatives and other versions.</text:span></text:p>
      <text:p text:style-name="P3"/>
      <text:p text:style-name="P1"><text:span text:style-name="T1">I agree to publish the above-mentioned work under the </text:span><text:span text:style-name="T3">License</text:span><text:span text:style-name="T1"> mentioned in </text:span><text:span text:style-name="T3">Table 1</text:span><text:span text:style-name="T1">.</text:span></text:p>
      <text:p text:style-name="P1"><text:span text:style-name="T1">I acknowledge that by doing so I grant anyone the right to use the work in all permissible ways the chosen License allows which might include use in a commercial product or otherwise, and to modify it according to their needs, provided that they abide by the terms of the license and any other applicable laws.</text:span></text:p>
      <text:p text:style-name="P1"><text:span text:style-name="T1">I am aware that this agreement is not limited to the Content Producer.</text:span></text:p>
      <text:p text:style-name="P1"><text:span text:style-name="T1">I am aware that the copyright holder always retains ownership of the copyright as well as the right to be attributed in accordance with the license chosen. Modifications others make to the work will not be claimed to have been made by the copyright holder.</text:span></text:p>
      <text:p text:style-name="P1"><text:span text:style-name="T1">I acknowledge that I cannot withdraw this agreement, and that the content may or may not be kept permanently on any project.</text:span></text:p>
      <text:p text:style-name="P1"><text:span text:style-name="T1">I am aware and agree that the Content and Supporting edited, annotated, subtitled, translated, published, distributed and broadcast, without any further approval from myself or my representatives.</text:span></text:p>
      <text:p text:style-name="P9"><text:span text:style-name="T1">I affirm that: (a) I have the full power and authority to grant the rights and releases set forth in this Release. </text:span></text:p>
      <text:p text:style-name="P9"><text:span text:style-name="T1">If any third party claims that the use of the Content violates its rights, I agree to cooperate fully with the Content Producer to defend against or otherwise respond to such claim.</text:span></text:p>
      <text:p text:style-name="P2"/>
      <text:p text:style-name="Standard"><text:span text:style-name="T3">Table 1</text:span><text:span text:style-name="T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3">Full name</text:span></text:p>
            <text:p text:style-name="P11"/>
          </table:table-cell>
          <table:table-cell table:style-name="Table1.A1" office:value-type="string">
            <text:p text:style-name="P10"><text:span text:style-name="T3">Sign </text:span><text:span text:style-name="T5">(For minors, a parent or guardian’s name and signature)</text:span></text:p>
            <text:p text:style-name="P11"/>
            <text:p text:style-name="P11"/>
          </table:table-cell>
          <table:table-cell table:style-name="Table1.A1" office:value-type="string">
            <text:p text:style-name="P10"><text:span text:style-name="T3">Date</text:span></text:p>
            <text:p text:style-name="P10"><text:span text:style-name="T5">(YYYY-MM-DD)</text:span></text:p>
          </table:table-cell>
        </table:table-row>
        <table:table-row table:style-name="Table1.2">
          <table:table-cell table:style-name="Table1.A1" table:number-columns-spanned="2" office:value-type="string">
            <text:p text:style-name="P10"><text:span text:style-name="T3">Gender</text:span><text:span text:style-name="T1"> (Choose from </text:span><text:span text:style-name="T3">Female</text:span><text:span text:style-name="T1">, </text:span><text:span text:style-name="T3">Male</text:span><text:span text:style-name="T1">, </text:span><text:span text:style-name="T4">self identify the gender title you’d like to choose for yourself e.g. </text:span><text:span text:style-name="T3">Trans Female</text:span><text:span text:style-name="T1">, </text:span><text:span text:style-name="T3">Undisclosed</text:span><text:span text:style-name="T1">)</text:span></text:p>
          </table:table-cell>
          <table:covered-table-cell/>
          <table:table-cell table:style-name="Table1.A1" office:value-type="string">
            <text:p text:style-name="P4"/>
          </table:table-cell>
        </table:table-row>
        <table:table-row table:style-name="Table1.2">
          <table:table-cell table:style-name="Table1.A1" table:number-columns-spanned="2" office:value-type="string">
            <text:p text:style-name="P10"><text:span text:style-name="T3">Age </text:span><text:span text:style-name="T1">(use approximate if not known)</text:span></text:p>
          </table:table-cell>
          <table:covered-table-cell/>
          <table:table-cell table:style-name="Table1.A1" office:value-type="string">
            <text:p text:style-name="P4"/>
          </table:table-cell>
        </table:table-row>
        <table:table-row table:style-name="Table1.2">
          <table:table-cell table:style-name="Table1.A1" table:number-columns-spanned="2" office:value-type="string">
            <text:p text:style-name="P10"><text:span text:style-name="T3">Do you allow the Content Producer to record the location the content concerning you were recorded? </text:span><text:span text:style-name="T1">(Choose Yes OR No)</text:span></text:p>
          </table:table-cell>
          <table:covered-table-cell/>
          <table:table-cell table:style-name="Table1.A1" office:value-type="string">
            <text:p text:style-name="P4"/>
          </table:table-cell>
        </table:table-row>
        <table:table-row table:style-name="Table1.2">
          <table:table-cell table:style-name="Table1.A1" table:number-columns-spanned="3" office:value-type="string">
            <text:p text:style-name="P10"><text:span text:style-name="T3">License:</text:span></text:p>
            <text:p text:style-name="P10"><text:span text:style-name="T3">Creative Commons Attribution-ShareAlike 4.0 International <text:s/><text:line-break/></text:span><text:span text:style-name="T5">(CC BY-SA 4.0 - https://creativecommons.org/licenses/by-sa/4.0/)</text:span></text:p>
          </table: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T Sans" svg:font-family="'PT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T Sans1" svg:font-family="'PT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text-properties style:font-name="PT Sans" style:font-name-asian="PT Sans1" style:font-name-complex="PT Sans1"/>
    </style:style>
    <style:style style:name="MP2" style:family="paragraph" style:parent-style-name="Standard">
      <style:paragraph-properties fo:text-align="center" style:justify-single-word="false"/>
      <style:text-properties style:font-name="PT Sans" fo:font-size="14pt" fo:font-weight="bold" style:font-name-asian="PT Sans1" style:font-size-asian="14pt" style:font-weight-asian="bold" style:font-name-complex="PT Sans1" style:font-size-complex="14pt"/>
    </style:style>
    <style:style style:name="MP3" style:family="paragraph" style:parent-style-name="Standard">
      <style:paragraph-properties fo:text-align="center" style:justify-single-word="false"/>
    </style:style>
    <style:style style:name="MP4" style:family="paragraph">
      <loext:graphic-properties draw:fill="solid" draw:fill-color="#a0a0a0"/>
      <style:paragraph-properties fo:text-align="center"/>
    </style:style>
    <style:style style:name="MT1" style:family="text">
      <style:text-properties style:font-name="PT Sans" fo:font-size="14pt" fo:font-weight="bold" style:font-name-asian="PT Sans1" style:font-size-asian="14pt" style:font-weight-asian="bold" style:font-name-complex="PT Sans1" style:font-size-complex="14pt"/>
    </style:style>
    <style:style style:name="MT2" style:family="text">
      <style:text-properties fo:color="#999999" fo:font-size="10pt" fo:font-style="italic" style:font-size-asian="10pt" style:font-style-asian="italic"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Footer"/>
      </style:footer>
    </style:master-page>
    <style:master-page style:name="First_20_Page" style:display-name="First Page" style:page-layout-name="Mpm2" style:next-style-name="Standard">
      <style:header>
        <text:p text:style-name="MP2"/>
        <text:p text:style-name="MP3"><text:span text:style-name="MT1">CONTENT RELEASE AGREEMENT</text:span></text:p>
        <text:p text:style-name="MP3"><draw:rect text:anchor-type="as-char" style:rel-width="100%" draw:z-index="0" draw:style-name="Mgr1" draw:text-style-name="MP4" svg:width="0.0012in" svg:height="0.0213in"><text:p/></draw:rect></text:p>
      </style:header>
      <style:footer>
        <text:p text:style-name="Standard"><text:span text:style-name="MT2">Template created by Subhashish Panigrahi, O Foundation (OFDN). Released under a CC-BY-SA 4.0 International license. Updated 23 May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22" meta:word-count="366" meta:character-count="2330" meta:non-whitespace-character-count="1982"/>
    <meta:generator>LibreOfficeDev/6.0.5.2$Linux_X86_64 LibreOffice_project/</meta:generator>
  </office:meta>
</office:document-meta>
</file>